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Text_20_body" style:list-style-name="List_20_3"/>
    <style:style style:name="P3" style:family="paragraph" style:parent-style-name="Text_20_body">
      <style:text-properties officeooo:paragraph-rsid="001f3aba"/>
    </style:style>
    <style:style style:name="P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 style:list-style-name="List_20_3"/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976"/>
    </style:style>
    <style:style style:name="T3" style:family="text">
      <style:text-properties officeooo:rsid="001f3aba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"><text:a xlink:type="simple" xlink:href="#__RefHeading__5557_279533094" text:style-name="Internet_20_link" text:visited-style-name="Internet_20_link">1. <text:s/></text:a>Java Grundlagen FUNKTIONEN<text:tab/>1</text:p>
          <text:p text:style-name="P4"><text:a xlink:type="simple" xlink:href="#__RefHeading__5559_279533094" text:style-name="Internet_20_link" text:visited-style-name="Internet_20_link">1.1. <text:s/></text:a>Ziele<text:tab/>1</text:p>
          <text:p text:style-name="P4"><text:a xlink:type="simple" xlink:href="#__RefHeading__5627_279533094" text:style-name="Internet_20_link" text:visited-style-name="Internet_20_link">1.2. <text:s/></text:a>Funktionen/Methoden<text:tab/>1</text:p>
          <text:p text:style-name="P7"><text:a xlink:type="simple" xlink:href="#__RefHeading__5629_279533094" text:style-name="Internet_20_link" text:visited-style-name="Internet_20_link">1.2.1. <text:s/></text:a>Parameterübergabe und Rückgabe von Funktionen/Methoden<text:tab/>2</text:p>
          <text:p text:style-name="P7"><text:a xlink:type="simple" xlink:href="#__RefHeading__5631_279533094" text:style-name="Internet_20_link" text:visited-style-name="Internet_20_link">1.2.2. <text:s/></text:a>Lokale Variablen<text:tab/>4</text:p>
          <text:p text:style-name="P7"><text:a xlink:type="simple" xlink:href="#__RefHeading__5633_279533094" text:style-name="Internet_20_link" text:visited-style-name="Internet_20_link">1.2.3. <text:s/></text:a>Beispiel: MyAlgos<text:tab/>4</text:p>
          <text:p text:style-name="P4"><text:a xlink:type="simple" xlink:href="#__RefHeading__5637_279533094" text:style-name="Internet_20_link" text:visited-style-name="Internet_20_link">1.3. <text:s/></text:a>ÜBUNG: Funktionen<text:tab/>5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5557_279533094"/>Java Grundlagen <text:span text:style-name="T2">FUNKTIONEN</text:span><text:bookmark-end text:name="__RefHeading__5557_279533094"/></text:h>
      <text:h text:style-name="Heading_20_2" text:outline-level="2"><text:bookmark-start text:name="__RefHeading__5559_279533094"/>Ziele<text:bookmark-end text:name="__RefHeading__5559_279533094"/></text:h>
      <text:list xml:id="list1215004858" text:style-name="List_20_3">
        <text:list-item>
          <text:p text:style-name="P2">Funktionen/Methoden kennen und anwenden können.</text:p>
        </text:list-item>
      </text:list>
      <text:p text:style-name="Text_20_body">Quelle: Guido Krüger: Handbuch der Java Programmierung, <text:s/><text:a xlink:type="simple" xlink:href="http://www.javabuch.de/" text:style-name="Internet_20_link" text:visited-style-name="Visited_20_Internet_20_Link">www.javabuch.de</text:a></text:p>
      <text:p text:style-name="Text_20_body"/>
      <text:h text:style-name="Heading_20_2" text:outline-level="2"><text:bookmark-start text:name="__RefHeading__5627_279533094"/>Funktionen/Methoden<text:bookmark-end text:name="__RefHeading__5627_279533094"/></text:h>
      <text:p text:style-name="Text_20_body">Aus Gründen der besseren Strukturierung von Programmen kann man Anweisungen zu <text:span text:style-name="luecke">Blöcken</text:span> (gekennzeichnet durch { <text:s/>und } ) zusammenfassen und diesen Blöcken Namen geben. Man nennt diese benannten Blöcke dann <text:span text:style-name="luecke">Funktionen</text:span> oder Methoden.</text:p>
      <text:p text:style-name="Text_20_body">Wir unterscheiden </text:p>
      <text:list xml:id="list114521392645823" text:continue-list="list1215004858" text:style-name="List_20_3">
        <text:list-item text:start-value="1">
          <text:p text:style-name="P2">den <text:span text:style-name="luecke">Aufruf</text:span> einer Funktion und</text:p>
        </text:list-item>
        <text:list-item>
          <text:p text:style-name="P2">die <text:span text:style-name="luecke">Ausprogrammierung</text:span> einer Funktion.</text:p>
        </text:list-item>
      </text:list>
      <text:p text:style-name="Text_20_body"/>
      <text:p text:style-name="Text_20_body">Wenn man eine Funktion ausführen lassen will, braucht man nur mehr den Namen des Blockes (wir sagen: den Funktionsnamen/Methodennamen) an die gewünschte Stelle ins Programm schreiben. So könnte eine Abfolge von Funktionsaufrufen so aussehen:</text:p>
      <text:p text:style-name="code">public class FunktionenDemo {</text:p>
      <text:p text:style-name="code"/>
      <text:p text:style-name="code"><text:tab/>public static void main(String[] args) </text:p>
      <text:p text:style-name="code"><text:tab/>{</text:p>
      <text:p text:style-name="code"><text:tab/><text:tab/>// Funktionen aufrufen</text:p>
      <text:p text:style-name="code"/>
      <text:p text:style-name="code"><text:tab/><text:tab/>gehZurCafetria();</text:p>
      <text:p text:style-name="code"><text:tab/><text:tab/>issWas();</text:p>
      <text:p text:style-name="code"><text:tab/><text:tab/>trinkWas();</text:p>
      <text:p text:style-name="code"><text:tab/><text:tab/>kommwieder();</text:p>
      <text:p text:style-name="code"><text:tab/>}</text:p>
      <text:p text:style-name="code">}</text:p>
      <text:p text:style-name="Text_20_body"/>
      <text:p text:style-name="Text_20_body">Nun könnte man wieder diese vier Anweisungen (die ja selbst jeweils aus einer Vielzahl von Anweisungen bestehen) zu einem benannten Block zusammenfassen. Z.B. machePause()</text:p>
      <text:p text:style-name="code">machePause();</text:p>
      <text:p text:style-name="Text_20_body"/>
      <text:p text:style-name="Text_20_body">usw.</text:p>
      <text:p text:style-name="Text_20_body"/>
      <text:p text:style-name="Text_20_body"><text:soft-page-break/>Welche Vorteile hat diese Vorgangsweise?</text:p>
      <text:list xml:id="list114520326699949" text:continue-list="list114521392645823" text:style-name="List_20_3">
        <text:list-item text:start-value="1">
          <text:p text:style-name="P2">Man kann <text:span text:style-name="T1">komplizierten</text:span> Anweisungsfolgen einen Namen geben und nur mehr diesen Namen verwenden. (zB: sin(30.0))</text:p>
        </text:list-item>
        <text:list-item>
          <text:p text:style-name="P2">Man kann Funktionen <text:span text:style-name="T1">von</text:span> jeweils <text:span text:style-name="T1">verschiedenen</text:span> Programmierern programmieren lassen. (Arbeitsteilung)</text:p>
        </text:list-item>
        <text:list-item>
          <text:p text:style-name="P2">Man könnte Funktionen <text:span text:style-name="T1">einmal</text:span> schreiben und in anderen Programmen wieder verwenden. (Wiederverwendbare Programmteile)</text:p>
        </text:list-item>
      </text:list>
      <text:p text:style-name="Text_20_body"/>
      <text:p text:style-name="Text_20_body">Ja, dies sind Vorteile, ohne die die moderne Programmierung nicht sein könnte. </text:p>
      <text:p text:style-name="Text_20_body">D.h. der Progammierer </text:p>
      <text:list xml:id="list114520763201612" text:continue-list="list114520326699949" text:style-name="List_20_3">
        <text:list-item text:start-value="1">
          <text:p text:style-name="P2">erstellt Funktionen/Methoden und</text:p>
        </text:list-item>
        <text:list-item>
          <text:p text:style-name="P2">ruft Funktionen/Methoden auf.</text:p>
        </text:list-item>
      </text:list>
      <text:p text:style-name="Text_20_body"/>
      <text:p text:style-name="Text_20_body">Aber, was bedeuten die runden Klammern? Nun, um Funktionen/Methoden wirksamer und öfters einsetzbar zu machen, kann man diesen beim Aufruf Werte mitgeben bzw. von Funktionen/Methoden Werte zurückbekommen ( z.B.: x= sin(30.0);).</text:p>
      <text:p text:style-name="Text_20_body">Diese Werte werden Parameter bzw. Return-Werte genannt.</text:p>
      <text:p text:style-name="Text_20_body"/>
      <text:h text:style-name="Heading_20_3" text:outline-level="3"><text:bookmark-start text:name="__RefHeading__5629_279533094"/>Parameterübergabe und Rückgabe von Funktionen/Methoden<text:bookmark-end text:name="__RefHeading__5629_279533094"/></text:h>
      <text:p text:style-name="Text_20_body">Anhand eines sehr einfachen Beispieles wollen wird dies zeigen:</text:p>
      <text:p text:style-name="Text_20_body"/>
      <text:p text:style-name="code">// Meine gesammelten wiederverwendbaren und deswegen teuren, wertvollen</text:p>
      <text:p text:style-name="code">// Funktionen/Methoden</text:p>
      <text:p text:style-name="code"/>
      <text:p text:style-name="code">public class FKTMyAlgo</text:p>
      <text:p text:style-name="code"><text:tab/>...</text:p>
      <text:p text:style-name="code"/>
      <text:p text:style-name="code"/>
      <text:p text:style-name="code"><text:tab/>//Methoden ausprogrammieren</text:p>
      <text:p text:style-name="code"><text:tab/>public static <text:span text:style-name="luecke">void</text:span> mischen(<text:span text:style-name="luecke">int[]</text:span> <text:span text:style-name="luecke">a</text:span>){</text:p>
      <text:p text:style-name="code"><text:tab/><text:tab/>java.util.Random zufall= new <text:s/>java.util.Random();</text:p>
      <text:p text:style-name="code"/>
      <text:p text:style-name="code"><text:tab/><text:tab/>for (int i=0; i &lt; a.length; i++)</text:p>
      <text:p text:style-name="code"><text:tab/><text:tab/><text:tab/>a[i]= zufall.nextInt(100);</text:p>
      <text:p text:style-name="code"><text:tab/>}</text:p>
      <text:p text:style-name="code"/>
      <text:p text:style-name="code"><text:tab/>public static <text:span text:style-name="luecke">void</text:span> printlnLogo(){</text:p>
      <text:p text:style-name="code"><text:tab/><text:tab/>System.out.println("**********************");</text:p>
      <text:p text:style-name="code"><text:tab/><text:tab/>System.out.println("*** FKTMyAlgo by N.N. ***");</text:p>
      <text:p text:style-name="code"><text:tab/><text:tab/>System.out.println("**********************");</text:p>
      <text:p text:style-name="code"><text:tab/>}</text:p>
      <text:p text:style-name="code"/>
      <text:p text:style-name="code"><text:tab/>public static <text:span text:style-name="luecke">int</text:span> getMax(<text:span text:style-name="T1">int[] a</text:span>){</text:p>
      <text:p text:style-name="code"><text:tab/><text:tab/>int theMax;</text:p>
      <text:p text:style-name="code"/>
      <text:p text:style-name="code"><text:tab/><text:tab/>theMax= a[0];</text:p>
      <text:p text:style-name="code"><text:tab/><text:tab/>for (int i=1; i &lt; a.length; i++){</text:p>
      <text:p text:style-name="code"><text:tab/><text:tab/><text:tab/>if (a[i]&gt;theMax){</text:p>
      <text:p text:style-name="code"><text:tab/><text:tab/><text:tab/><text:tab/>theMax= a[i];</text:p>
      <text:p text:style-name="code"><text:soft-page-break/><text:tab/><text:tab/><text:tab/>}</text:p>
      <text:p text:style-name="code"><text:tab/><text:tab/>}</text:p>
      <text:p text:style-name="code"/>
      <text:p text:style-name="code"><text:tab/><text:tab/><text:span text:style-name="luecke">return</text:span> theMax;</text:p>
      <text:p text:style-name="code"><text:tab/>}</text:p>
      <text:p text:style-name="code"/>
      <text:p text:style-name="code"><text:tab/>....</text:p>
      <text:p text:style-name="code"/>
      <text:p text:style-name="Standard"/>
      <text:p text:style-name="Standard"/>
      <text:p text:style-name="Standard">Beschreibung der Funktion mischen:</text:p>
      <text:p text:style-name="code"><text:tab/>public static void mischen(int[] a){</text:p>
      <text:p text:style-name="code"><text:tab/><text:tab/>....</text:p>
      <text:p text:style-name="Standard"/>
      <text:list xml:id="list114520976461626" text:continue-list="list114520763201612" text:style-name="List_20_3">
        <text:list-item text:start-value="1">
          <text:p text:style-name="P6">liefert keinen Wert nach einem Aufruf zurück. Dies wird durch das Schlüsselwort <text:span text:style-name="luecke">void</text:span> angegeben.</text:p>
          <text:p text:style-name="P6"/>
        </text:list-item>
        <text:list-item>
          <text:p text:style-name="P6">bekommt beim Aufruf <text:span text:style-name="luecke">1</text:span> so genannten Parameter mit, der vom <text:span text:style-name="luecke">Datentyp</text:span> int[] ist und den <text:span text:style-name="luecke">Namen</text:span> a hat.</text:p>
        </text:list-item>
      </text:list>
      <text:p text:style-name="Standard"/>
      <text:p text:style-name="Standard"/>
      <text:p text:style-name="Standard">Beschreibung der Funktion printlnLogo:</text:p>
      <text:p text:style-name="code"><text:tab/>public static void printlnLogo(){</text:p>
      <text:p text:style-name="code"><text:tab/><text:tab/>....</text:p>
      <text:p text:style-name="Standard"/>
      <text:list xml:id="list114520047595760" text:continue-list="list114520976461626" text:style-name="List_20_3">
        <text:list-item text:start-value="1">
          <text:p text:style-name="P6">liefert keinen Wert nach einem Aufruf zurück. Dies wird durch das Schlüsselwort void angegeben.</text:p>
          <text:p text:style-name="P6"/>
        </text:list-item>
        <text:list-item>
          <text:p text:style-name="P6">bekommt keinen Parameter</text:p>
        </text:list-item>
      </text:list>
      <text:p text:style-name="Standard"/>
      <text:p text:style-name="Standard"/>
      <text:p text:style-name="Standard">Beschreibung der Funktion getMax:</text:p>
      <text:p text:style-name="code"><text:tab/>public static int getMax(int[] a){</text:p>
      <text:p text:style-name="code"><text:tab/><text:tab/>....</text:p>
      <text:list xml:id="list114521521048806" text:continue-numbering="true" text:style-name="List_20_3">
        <text:list-header>
          <text:p text:style-name="P6"/>
        </text:list-header>
        <text:list-item>
          <text:p text:style-name="P6">liefert einen int-Wert zurück und </text:p>
        </text:list-item>
        <text:list-item>
          <text:p text:style-name="P6">bekommt beim Aufruf 1 so genannten Parameter mit, der vom Datentyp int[] ist und den Namen a hat.</text:p>
          <text:p text:style-name="P6"/>
        </text:list-item>
      </text:list>
      <text:p text:style-name="Standard"/>
      <text:p text:style-name="Standard"/>
      <text:p text:style-name="Standard">Hier sehen Sie nun den Aufruf von Methoden.</text:p>
      <text:p text:style-name="Standard"/>
      <text:p text:style-name="code">class TestFunktionen</text:p>
      <text:p text:style-name="code">{</text:p>
      <text:p text:style-name="code"><text:tab/>public static void main(String[] args) throws IOException</text:p>
      <text:p text:style-name="code"><text:tab/>{</text:p>
      <text:p text:style-name="code"><text:tab/><text:tab/>int[] feld= new int[10];</text:p>
      <text:p text:style-name="code"><text:tab/><text:tab/>int maxi;</text:p>
      <text:p text:style-name="code"/>
      <text:p text:style-name="code"><text:tab/><text:tab/>// Aufruf der Funktion</text:p>
      <text:p text:style-name="code"><text:tab/><text:tab/><text:span text:style-name="T1">FKTMyAlgo.printlnLogo( <text:s/>);</text:span></text:p>
      <text:p text:style-name="P1"/>
      <text:p text:style-name="code"><text:tab/><text:tab/><text:span text:style-name="T1">FKTMyAlgo.mischen( </text:span><text:span text:style-name="luecke"><text:span text:style-name="T1">feld</text:span></text:span><text:span text:style-name="T1"> );</text:span></text:p>
      <text:p text:style-name="P1"/>
      <text:p text:style-name="code"><text:tab/><text:tab/><text:span text:style-name="luecke"><text:span text:style-name="T1">maxi</text:span></text:span><text:span text:style-name="T1">= FKTMyAlgo.getMax( </text:span><text:span text:style-name="luecke"><text:span text:style-name="T1">feld</text:span></text:span><text:span text:style-name="T1"> );</text:span></text:p>
      <text:p text:style-name="code"><text:span text:style-name="T1"><text:tab/><text:tab/></text:span><text:tab/></text:p>
      <text:p text:style-name="code"><text:tab/><text:tab/>...</text:p>
      <text:p text:style-name="code"><text:soft-page-break/><text:tab/>}</text:p>
      <text:p text:style-name="code">}</text:p>
      <text:p text:style-name="code"/>
      <text:p text:style-name="Text_20_body"/>
      <text:p text:style-name="Text_20_body"/>
      <text:h text:style-name="Heading_20_3" text:outline-level="3"><text:bookmark-start text:name="__RefHeading__5631_279533094"/><text:span text:style-name="T2">L</text:span>okale Variablen<text:bookmark-end text:name="__RefHeading__5631_279533094"/></text:h>
      <text:p text:style-name="Text_20_body">Variablen, die <text:span text:style-name="luecke">innerhalb</text:span> einer Funktion/Methode vereinbart werden, sind nur <text:span text:style-name="luecke">dort</text:span> gültig und sichtbar. d.h. nur dort nutzbar.</text:p>
      <text:p text:style-name="Text_20_body">Aus diesem Grund kann man in verschiedenen Funktionen natürlich Variablen mit gleichem Namen verwenden.</text:p>
      <text:p text:style-name="Text_20_body"/>
      <text:p text:style-name="Text_20_body"/>
      <text:h text:style-name="Heading_20_3" text:outline-level="3"><text:bookmark-start text:name="__RefHeading__5633_279533094"/><text:span text:style-name="T3">Beispiel</text:span>: MyAlgo<text:span text:style-name="T3">s</text:span><text:bookmark-end text:name="__RefHeading__5633_279533094"/></text:h>
      <text:p text:style-name="P3">1. Create project: 04-JAVA-<text:span text:style-name="T3">FKT</text:span>-<text:span text:style-name="T3">myalgos</text:span></text:p>
      <text:p text:style-name="Text_20_body">2. Create package: <text:span text:style-name="T3">fkt</text:span> and test</text:p>
      <text:p text:style-name="Text_20_body">3. Create class: <text:span text:style-name="T3">MyAlgo</text:span> in package <text:span text:style-name="T3">fkt</text:span></text:p>
      <text:p text:style-name="Text_20_body">4. Create Test-Programs TXX_<text:span text:style-name="T3">X</text:span>xxxx.java (see below)</text:p>
      <text:p text:style-name="Text_20_body"><text:tab/>to test your classes in <text:span text:style-name="T3">test</text:span></text:p>
      <text:p text:style-name="Text_20_body"/>
      <text:p text:style-name="Standard">Datei: MyAlgo<text:span text:style-name="T3">s</text:span>.java</text:p>
      <text:p text:style-name="code">public class MyAlgo<text:span text:style-name="T3">s</text:span> {</text:p>
      <text:p text:style-name="code"><text:tab/></text:p>
      <text:p text:style-name="code"><text:tab/>public <text:span text:style-name="luecke">static</text:span> void mischen(int[] a){</text:p>
      <text:p text:style-name="code"><text:tab/><text:tab/>java.util.Random zufall= new java.util.Random();</text:p>
      <text:p text:style-name="code"><text:tab/><text:tab/></text:p>
      <text:p text:style-name="code"><text:tab/><text:tab/>for (int i=0; i &lt; a.length; i++){</text:p>
      <text:p text:style-name="code"><text:tab/><text:tab/><text:tab/>a[i]= zufall.nextInt(46); </text:p>
      <text:p text:style-name="code"><text:tab/><text:tab/>}</text:p>
      <text:p text:style-name="code"><text:tab/>}</text:p>
      <text:p text:style-name="code"><text:tab/></text:p>
      <text:p text:style-name="code"><text:tab/>public <text:span text:style-name="luecke">static</text:span> void display(int[] a){</text:p>
      <text:p text:style-name="code"><text:tab/><text:tab/></text:p>
      <text:p text:style-name="code"><text:tab/><text:tab/>for(int i=0; i &lt; a.length; i++){</text:p>
      <text:p text:style-name="code"><text:tab/><text:tab/><text:tab/>System.out.println(a[i]);</text:p>
      <text:p text:style-name="code"><text:tab/><text:tab/>}</text:p>
      <text:p text:style-name="code"><text:tab/>}</text:p>
      <text:p text:style-name="code"/>
      <text:p text:style-name="code"><text:tab/>public <text:span text:style-name="luecke">static</text:span> int getMax(int[] a){</text:p>
      <text:p text:style-name="code"><text:tab/><text:tab/>int maxi;</text:p>
      <text:p text:style-name="code"><text:tab/><text:tab/></text:p>
      <text:p text:style-name="code"><text:tab/><text:tab/>maxi= a[0];</text:p>
      <text:p text:style-name="code"><text:tab/><text:tab/></text:p>
      <text:p text:style-name="code"><text:tab/><text:tab/>for(int i=1; i&lt;a.length; i++){</text:p>
      <text:p text:style-name="code"><text:tab/><text:tab/><text:tab/>if(maxi &lt; a[i])</text:p>
      <text:p text:style-name="code"><text:tab/><text:tab/><text:tab/><text:tab/>maxi= a[i];</text:p>
      <text:p text:style-name="code"><text:tab/><text:tab/>}</text:p>
      <text:p text:style-name="code"><text:tab/><text:tab/></text:p>
      <text:p text:style-name="code"><text:tab/><text:tab/>return maxi;</text:p>
      <text:p text:style-name="code"><text:tab/>}</text:p>
      <text:p text:style-name="code"><text:soft-page-break/><text:tab/>...</text:p>
      <text:p text:style-name="code">}</text:p>
      <text:p text:style-name="Standard"/>
      <text:p text:style-name="Standard"/>
      <text:p text:style-name="Standard">TestMyAlgo<text:span text:style-name="T3">s</text:span>.java</text:p>
      <text:p text:style-name="code">public class TestMyAlgo<text:span text:style-name="T3">s</text:span> {</text:p>
      <text:p text:style-name="code"/>
      <text:p text:style-name="code"><text:tab/>public <text:span text:style-name="luecke">static</text:span> void main(String[] args) {</text:p>
      <text:p text:style-name="code"/>
      <text:p text:style-name="code"><text:tab/><text:tab/>System.out.println("***** MyAlgo<text:span text:style-name="T3">s</text:span> (a.hofmann) ********");</text:p>
      <text:p text:style-name="code"><text:tab/><text:tab/></text:p>
      <text:p text:style-name="code"><text:tab/><text:tab/>int[] feld= new int[10];</text:p>
      <text:p text:style-name="code"><text:tab/><text:tab/>int maxi, mini;</text:p>
      <text:p text:style-name="code"><text:tab/><text:tab/>double avg;</text:p>
      <text:p text:style-name="code"><text:tab/><text:tab/></text:p>
      <text:p text:style-name="code"><text:tab/><text:tab/>MyAlgo<text:span text:style-name="T3">s</text:span>.mischen(feld);<text:tab/>//Prozeduren aufrufen</text:p>
      <text:p text:style-name="code"><text:tab/><text:tab/></text:p>
      <text:p text:style-name="code"><text:tab/><text:tab/>MyAlgo<text:span text:style-name="T3">s</text:span>.display(feld);</text:p>
      <text:p text:style-name="code"><text:tab/><text:tab/>System.out.println("--------------");</text:p>
      <text:p text:style-name="code"><text:tab/><text:tab/></text:p>
      <text:p text:style-name="code"><text:tab/><text:tab/>MyAlgo<text:span text:style-name="T3">s</text:span>.mysort(feld);</text:p>
      <text:p text:style-name="code"/>
      <text:p text:style-name="code"><text:tab/><text:tab/>MyAlgo<text:span text:style-name="T3">s</text:span>.display(feld);</text:p>
      <text:p text:style-name="code"><text:tab/><text:tab/>System.out.println("--------------");</text:p>
      <text:p text:style-name="code"/>
      <text:p text:style-name="code"><text:tab/><text:tab/>//Funktionsaufruf, d.h. ein Wert wird zurückkommen</text:p>
      <text:p text:style-name="code"><text:tab/><text:tab/>maxi= MyAlgo<text:span text:style-name="T3">s</text:span>.getMax(feld); <text:s/></text:p>
      <text:p text:style-name="code"><text:tab/><text:tab/>System.out.println("Maximum= " + maxi);</text:p>
      <text:p text:style-name="code"><text:tab/><text:tab/></text:p>
      <text:p text:style-name="code"><text:tab/><text:tab/>//Funktionsaufruf, d.h. ein Wert wird zurückkommen</text:p>
      <text:p text:style-name="code"><text:tab/><text:tab/>mini= MyAlgo<text:span text:style-name="T3">s</text:span>.getMin(feld); <text:s/></text:p>
      <text:p text:style-name="code"><text:tab/><text:tab/>System.out.println("Minimum= " + mini);</text:p>
      <text:p text:style-name="code"><text:tab/><text:tab/></text:p>
      <text:p text:style-name="code"><text:tab/><text:tab/>//Funktionsaufruf, d.h. ein Wert wird zurückkommen</text:p>
      <text:p text:style-name="code"><text:tab/><text:tab/>avg= MyAlgo<text:span text:style-name="T3">s</text:span>.getAvg(feld); <text:s/></text:p>
      <text:p text:style-name="code"><text:tab/><text:tab/>System.out.println("Durchschnitt= " + avg);</text:p>
      <text:p text:style-name="code"/>
      <text:p text:style-name="code"/>
      <text:p text:style-name="code"><text:tab/><text:tab/>int suche, gefunden;</text:p>
      <text:p text:style-name="code"><text:tab/><text:tab/>System.out.print("Geben Sie den zu suchenden Wert ein: ");</text:p>
      <text:p text:style-name="code"><text:tab/><text:tab/>suche= .......;</text:p>
      <text:p text:style-name="code"><text:tab/><text:tab/>gefunden= MyAlgo<text:span text:style-name="T3">s</text:span>.find(suche, feld); </text:p>
      <text:p text:style-name="code"><text:tab/><text:tab/>if (-1== gefunden)</text:p>
      <text:p text:style-name="code"><text:tab/><text:tab/><text:tab/>System.out.println(suche + " leider NICHT gefunden");</text:p>
      <text:p text:style-name="code"><text:tab/><text:tab/>else</text:p>
      <text:p text:style-name="code"><text:tab/><text:tab/><text:tab/>System.out.println(suche + " ist an der Stelle " + </text:p>
      <text:p text:style-name="code"><text:tab/><text:tab/><text:tab/><text:tab/><text:tab/><text:tab/>gefunden);</text:p>
      <text:p text:style-name="code"><text:tab/><text:tab/></text:p>
      <text:p text:style-name="code"><text:tab/>}</text:p>
      <text:p text:style-name="code">}</text:p>
      <text:p text:style-name="Standard"/>
      <text:p text:style-name="Standard"/>
      <text:h text:style-name="Heading_20_2" text:outline-level="2"><text:bookmark-start text:name="__RefHeading__5637_279533094"/>ÜBUNG: Funktionen<text:bookmark-end text:name="__RefHeading__5637_279533094"/></text:h>
      <text:p text:style-name="P3"><text:span text:style-name="T3">s. 02-ueb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 style:writing-mode="page"/>
      <style:text-properties style:font-name="Courier New1" fo:font-family="'Courier New'" style:font-style-name="Standar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2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2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2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2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2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2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2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bold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e976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nformatik</text:span><text:tab/><text:file-name text:display="name-and-extension">java-grundlagen-funktionen.odt</text:file-name>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initial-creator>Anton Hofmann</meta:initial-creator>
    <meta:creation-date>2007-08-04T16:25:44</meta:creation-date>
    <dc:date>2017-09-02T11:45:19.809252280</dc:date>
    <dc:language>de-DE</dc:language>
    <meta:editing-cycles>185</meta:editing-cycles>
    <meta:editing-duration>P3DT3H33M43S</meta:editing-duration>
    <meta:document-statistic meta:table-count="0" meta:image-count="0" meta:object-count="0" meta:page-count="5" meta:paragraph-count="187" meta:word-count="773" meta:character-count="5959" meta:non-whitespace-character-count="513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C:/Dokumente%20und%20Einstellungen/ahofmann/Anwendungsdaten/OpenOffice.org2/user/template/arbeitsunterlage.ott" meta:date="2007-09-11T08:13:06"/>
  </office:meta>
</office:document-meta>
</file>